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30*"/>
    </style:style>
    <style:style style:family="table-column" style:name="TableColumn2" style:display-name="TableColumn2">
      <style:table-column-properties style:rel-column-width="70*"/>
    </style:style>
    <style:style style:family="table-row" style:name="TableRow1" style:display-name="TableRow1">
      <style:table-row-properties style:row-height="34.0157480315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row" style:name="TableRow2" style:display-name="TableRow2">
      <style:table-row-properties style:row-height="56.6929133858pt"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olumn" style:name="TableColumn3" style:display-name="TableColumn3">
      <style:table-column-properties style:rel-column-width="30*"/>
    </style:style>
    <style:style style:family="table-column" style:name="TableColumn4" style:display-name="TableColumn4">
      <style:table-column-properties style:rel-column-width="70*"/>
    </style:style>
    <style:style style:family="table-row" style:name="TableRow3" style:display-name="TableRow3">
      <style:table-row-properties style:row-height="28.3464566929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row" style:name="TableRow4" style:display-name="TableRow4">
      <style:table-row-properties style:row-height="28.3464566929pt"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4" style:display-name="TableCell4">
      <style:table-cell-properties style:shrink-to-fi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3">This</text:span></text:p>
          </table:table-cell>
          <table:table-cell table:style-name="TableCell2" office:value-type="string">
            <text:p text:style-name="CellContent2"><text:span text:style-name="T4">is</text:span></text:p>
          </table:table-cell>
        </table:table-row>
        <table:table-row table:style-name="TableRow2">
          <table:table-cell table:style-name="TableCell3" office:value-type="string">
            <text:p text:style-name="CellContent3"><text:span text:style-name="T5">a</text:span></text:p>
          </table:table-cell>
          <table:table-cell table:style-name="TableCell4" office:value-type="string">
            <table:table table:is-sub-table="true" table:style-name="None">
              <table:table-column table:style-name="TableColumn3"/>
              <table:table-column table:style-name="TableColumn4"/>
              <table:table-row table:style-name="TableRow3">
                <table:table-cell table:style-name="TableCell5" office:value-type="string">
                  <text:p text:style-name="CellContent5"><text:span text:style-name="T6">This</text:span></text:p>
                </table:table-cell>
                <table:table-cell table:style-name="TableCell6" office:value-type="string">
                  <text:p text:style-name="CellContent6"><text:span text:style-name="T7">is</text:span></text:p>
                </table:table-cell>
              </table:table-row>
              <table:table-row table:style-name="TableRow4">
                <table:table-cell table:style-name="TableCell7" office:value-type="string">
                  <text:p text:style-name="CellContent7"><text:span text:style-name="T8">a</text:span></text:p>
                </table:table-cell>
                <table:table-cell table:style-name="TableCell8" office:value-type="string">
                  <text:p text:style-name="CellContent8"><text:span text:style-name="T9">blocktable.</text:span>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